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marker-end="Arrow" draw:marker-end-width="0.508cm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457cm" draw:fill="solid" draw:fill-color="#ffffff" draw:textarea-horizontal-align="center" draw:textarea-vertical-align="middl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20pt"/>
    </style:style>
    <style:style style:name="P5" style:family="paragraph">
      <style:paragraph-properties fo:margin-left="0cm" fo:margin-right="0cm" fo:text-indent="0cm"/>
      <style:text-properties fo:font-family="'Courier New'" style:font-family-generic="modern" style:font-pitch="fixed"/>
    </style:style>
    <style:style style:name="P6" style:family="paragraph">
      <style:text-properties fo:font-family="'Courier New'" style:font-family-generic="modern" style:font-pitch="fixed" fo:font-size="20pt"/>
    </style:style>
    <style:style style:name="P7" style:family="paragraph">
      <style:paragraph-properties fo:text-align="center"/>
      <style:text-properties fo:font-family="'Courier New'" style:font-family-generic="modern" style:font-pitch="fixed" fo:font-size="20pt"/>
    </style:style>
    <style:style style:name="P8" style:family="paragraph">
      <style:text-properties fo:font-family="Arial" style:font-family-generic="swiss" style:font-pitch="variable" fo:font-size="22pt"/>
    </style:style>
    <style:style style:name="P9" style:family="paragraph">
      <style:paragraph-properties fo:text-align="center"/>
      <style:text-properties fo:font-family="Arial" style:font-family-generic="swiss" style:font-pitch="variable" fo:font-size="20pt"/>
    </style:style>
    <style:style style:name="P10" style:family="paragraph">
      <style:text-properties fo:font-family="Arial" style:font-family-generic="swiss" style:font-pitch="variable" fo:font-size="20pt"/>
    </style:style>
    <style:style style:name="T1" style:family="text">
      <style:text-properties fo:font-weight="bold"/>
    </style:style>
    <style:style style:name="T2" style:family="text">
      <style:text-properties fo:font-size="20pt"/>
    </style:style>
    <style:style style:name="T3" style:family="text">
      <style:text-properties fo:font-family="'Courier New'" style:font-family-generic="modern" style:font-pitch="fixed"/>
    </style:style>
    <style:style style:name="T4" style:family="text">
      <style:text-properties fo:font-family="'Courier New'" style:font-family-generic="modern" style:font-pitch="fixed" fo:font-size="20pt"/>
    </style:style>
    <style:style style:name="T5" style:family="text">
      <style:text-properties fo:font-family="'Courier New'" style:font-family-generic="modern" style:font-pitch="fixed"/>
    </style:style>
    <style:style style:name="T6" style:family="text">
      <style:text-properties fo:font-family="Arial" style:font-family-generic="swiss" style:font-pitch="variable" fo:font-size="22pt"/>
    </style:style>
    <style:style style:name="T7" style:family="text">
      <style:text-properties fo:font-family="Arial" style:font-family-generic="swiss" style:font-pitch="variable"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Linux File System Internals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Peter C. Chapin</text:p>
            <text:p text:style-name="P1">Vermont Technical Colleg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Linux Versions</text:p>
          </draw:text-box>
        </draw:frame>
        <draw:frame presentation:style-name="pr5" draw:layer="layout" svg:width="25.199cm" svg:height="14.05cm" svg:x="1.4cm" svg:y="4.914cm" presentation:class="outline" presentation:user-transformed="true">
          <draw:text-box>
            <text:list text:style-name="L2">
              <text:list-item>
                <text:p text:style-name="P1">Linux is a rapidly changing target.</text:p>
                <text:list>
                  <text:list-item>
                    <text:p text:style-name="P1">Compatibility of internal interfaces is not a priority.</text:p>
                  </text:list-item>
                  <text:list-item>
                    <text:p text:style-name="P1">Adding new features and refactoring are common.</text:p>
                  </text:list-item>
                </text:list>
              </text:list-item>
              <text:list-item>
                <text:p text:style-name="P1">Pros</text:p>
                <text:list>
                  <text:list-item>
                    <text:p text:style-name="P1">Internal design is not saddled with bad decisions.</text:p>
                  </text:list-item>
                </text:list>
              </text:list-item>
              <text:list-item>
                <text:p text:style-name="P1">Cons</text:p>
                <text:list>
                  <text:list-item>
                    <text:p text:style-name="P1">Module authors must make frequent code changes.</text:p>
                  </text:list-item>
                  <text:list-item>
                    <text:p text:style-name="P1">Maintaining backward compatibility is complex.</text:p>
                  </text:list-item>
                </text:list>
              </text:list-item>
              <text:list-item>
                <text:p text:style-name="P1">These slides are for <text:span text:style-name="T1">version 2.6.24.7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Object Oriented Design</text:p>
          </draw:text-box>
        </draw:frame>
        <draw:rect draw:style-name="gr2" draw:text-style-name="P2" draw:layer="layout" svg:width="5.715cm" svg:height="6.35cm" svg:x="4.445cm" svg:y="8.255cm">
          <text:p/>
        </draw:rect>
        <draw:rect draw:style-name="gr2" draw:text-style-name="P2" draw:layer="layout" svg:width="5.08cm" svg:height="3.81cm" svg:x="14.605cm" svg:y="12.065cm">
          <text:p/>
        </draw:rect>
        <draw:line draw:style-name="gr3" draw:text-style-name="P2" draw:layer="layout" svg:x1="7.62cm" svg:y1="12.7cm" svg:x2="14.605cm" svg:y2="12.7cm">
          <text:p/>
        </draw:line>
        <draw:frame draw:style-name="gr4" draw:text-style-name="P3" draw:layer="layout" svg:width="5.413cm" svg:height="1.835cm" svg:x="4.445cm" svg:y="6.35cm">
          <draw:text-box>
            <text:p text:style-name="P1"><text:span text:style-name="T2">Some Structure</text:span></text:p>
            <text:p text:style-name="P1"><text:span text:style-name="T2">“</text:span><text:span text:style-name="T2">Object”</text:span></text:p>
          </draw:text-box>
        </draw:frame>
        <draw:line draw:style-name="gr5" draw:text-style-name="P4" draw:layer="layout" svg:x1="17.145cm" svg:y1="12.7cm" svg:x2="22.86cm" svg:y2="11.43cm">
          <text:p/>
        </draw:line>
        <draw:line draw:style-name="gr5" draw:text-style-name="P4" draw:layer="layout" svg:x1="17.145cm" svg:y1="13.97cm" svg:x2="22.86cm" svg:y2="13.97cm">
          <text:p/>
        </draw:line>
        <draw:line draw:style-name="gr5" draw:text-style-name="P4" draw:layer="layout" svg:x1="17.145cm" svg:y1="15.24cm" svg:x2="22.86cm" svg:y2="16.51cm">
          <text:p/>
        </draw:line>
        <draw:frame draw:style-name="gr4" draw:text-style-name="P3" draw:layer="layout" svg:width="4.439cm" svg:height="1.043cm" svg:x="14.611cm" svg:y="10.795cm">
          <draw:text-box>
            <text:p text:style-name="P1"><text:span text:style-name="T2">“</text:span><text:span text:style-name="T2">Operations”</text:span></text:p>
          </draw:text-box>
        </draw:frame>
        <draw:frame draw:style-name="gr4" draw:text-style-name="P3" draw:layer="layout" svg:width="3.571cm" svg:height="1.835cm" svg:x="23.495cm" svg:y="12.77cm">
          <draw:text-box>
            <text:p text:style-name="P1"><text:span text:style-name="T2">“</text:span><text:span text:style-name="T2">Method”</text:span></text:p>
            <text:p text:style-name="P1"><text:span text:style-name="T2">Functions</text:span></text:p>
          </draw:text-box>
        </draw:frame>
        <draw:frame draw:style-name="gr4" draw:text-style-name="P3" draw:layer="layout" svg:width="12.406cm" svg:height="2.627cm" svg:x="12.994cm" svg:y="6.263cm">
          <draw:text-box>
            <text:p text:style-name="P1"><text:span text:style-name="T2">Each object contains a pointer to a</text:span></text:p>
            <text:p text:style-name="P1"><text:span text:style-name="T2">structure filled with pointers to method</text:span></text:p>
            <text:p text:style-name="P1"><text:span text:style-name="T2">function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Object Oriented? Yes!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Most instances use the same operations struct.</text:p>
                <text:list>
                  <text:list-item>
                    <text:p text:style-name="P1"><text:s/>... and hence the same methods.</text:p>
                  </text:list-item>
                </text:list>
              </text:list-item>
              <text:list-item>
                <text:p text:style-name="P1">Some instances uses a specialized operations structure.</text:p>
                <text:list>
                  <text:list-item>
                    <text:p text:style-name="P1">... with selected pointers to overriding methods.</text:p>
                  </text:list-item>
                </text:list>
              </text:list-item>
              <text:list-item>
                <text:p text:style-name="P1">Method pointers can often (not always) be NULL.</text:p>
                <text:list>
                  <text:list-item>
                    <text:p text:style-name="P1">Kernel executes a default method in that ca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 text:style-name="P5"><text:span text:style-name="T3">struct file_system_type</text:span></text:p>
          </draw:text-box>
        </draw:frame>
        <draw:frame draw:style-name="gr4" draw:text-style-name="P6" draw:layer="layout" svg:width="18.282cm" svg:height="6.315cm" svg:x="5.08cm" svg:y="13.97cm">
          <draw:text-box>
            <text:p text:style-name="P1"><text:span text:style-name="T4">struct file_system_type genericfs_type = {</text:span></text:p>
            <text:p text:style-name="P1"><text:span text:style-name="T4"><text:s text:c="2"/></text:span><text:span text:style-name="T4">.name <text:s text:c="4"/>= "genericfs",</text:span></text:p>
            <text:p text:style-name="P1"><text:span text:style-name="T4"><text:s text:c="2"/></text:span><text:span text:style-name="T4">.fs_flags = FS_REQUIRES_DEV,</text:span></text:p>
            <text:p text:style-name="P1"><text:span text:style-name="T4"><text:s text:c="2"/></text:span><text:span text:style-name="T4">.get_sb <text:s text:c="2"/>= genericfs_read_super,</text:span></text:p>
            <text:p text:style-name="P1"><text:span text:style-name="T4"><text:s text:c="2"/></text:span><text:span text:style-name="T4">.kill_sb <text:s/>= 0,</text:span></text:p>
            <text:p text:style-name="P1"><text:span text:style-name="T4"><text:s text:c="2"/></text:span><text:span text:style-name="T4">.owner <text:s text:c="3"/>= THIS_MODULE</text:span></text:p>
            <text:p text:style-name="P1"><text:span text:style-name="T4">};</text:span></text:p>
            <text:p text:style-name="P1"><text:span text:style-name="T4"/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Used to tell the kernel about a particular kind of file system.</text:p>
                <text:list>
                  <text:list-item>
                    <text:p text:style-name="P1">The name appears in <text:span text:style-name="T5">/proc/filesystems</text:span></text:p>
                  </text:list-item>
                  <text:list-item>
                    <text:p text:style-name="P1">The name can be used with the mount command.</text:p>
                  </text:list-item>
                </text:list>
              </text:list-item>
              <text:list-item>
                <text:p text:style-name="P1">The <text:span text:style-name="T5">get_sb</text:span> field points to a function that reads the super bloc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File System Registration</text:p>
          </draw:text-box>
        </draw:frame>
        <draw:frame draw:style-name="gr4" draw:text-style-name="P6" draw:layer="layout" svg:width="19.129cm" svg:height="13.137cm" svg:x="4.445cm" svg:y="5.08cm">
          <draw:text-box>
            <text:p text:style-name="P1"><text:span text:style-name="T4">int init_module(void)</text:span></text:p>
            <text:p text:style-name="P1"><text:span text:style-name="T4">{</text:span></text:p>
            <text:p text:style-name="P1"><text:span text:style-name="T4"><text:s text:c="2"/></text:span><text:span text:style-name="T4">int rc;</text:span></text:p>
            <text:p text:style-name="P1"><text:span text:style-name="T4"><text:s text:c="2"/></text:span><text:span text:style-name="T4">// ...</text:span></text:p>
            <text:p text:style-name="P1"><text:span text:style-name="T4"><text:s text:c="2"/></text:span><text:span text:style-name="T4">rc = register_filesystem(&amp;genericfs_type);</text:span></text:p>
            <text:p text:style-name="P1"><text:span text:style-name="T4"><text:s text:c="2"/></text:span><text:span text:style-name="T4">// ...</text:span></text:p>
            <text:p text:style-name="P1"><text:span text:style-name="T4"><text:s text:c="2"/></text:span><text:span text:style-name="T4">return rc;</text:span></text:p>
            <text:p text:style-name="P1"><text:span text:style-name="T4">}</text:span></text:p>
            <text:p text:style-name="P1"><text:span text:style-name="T4"/></text:p>
            <text:p text:style-name="P1"><text:span text:style-name="T4"/></text:p>
            <text:p text:style-name="P1"><text:span text:style-name="T4">void cleanup_module(void)</text:span></text:p>
            <text:p text:style-name="P1"><text:span text:style-name="T4">{</text:span></text:p>
            <text:p text:style-name="P1"><text:span text:style-name="T4"><text:s text:c="2"/></text:span><text:span text:style-name="T4">// ...</text:span></text:p>
            <text:p text:style-name="P1"><text:span text:style-name="T4"><text:s text:c="2"/></text:span><text:span text:style-name="T4">unregister_filesystem(&amp;genericfs_type);</text:span></text:p>
            <text:p text:style-name="P1"><text:span text:style-name="T4"><text:s text:c="2"/></text:span><text:span text:style-name="T4">// ...</text:span></text:p>
            <text:p text:style-name="P1"><text:span text:style-name="T4">}</text:span></text:p>
            <text:p text:style-name="P1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Super Block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One <text:span text:style-name="T5">super_block</text:span> structure for each mounted partition.</text:p>
                <text:list>
                  <text:list-item>
                    <text:p text:style-name="P1">Used to keep track of partition-wide data.</text:p>
                  </text:list-item>
                  <text:list-item>
                    <text:p text:style-name="P1">Contains pointer to <text:span text:style-name="T5">super_operations</text:span> structure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6.325cm" svg:height="7.831cm" svg:x="0.98cm" svg:y="11.854cm">
          <draw:text-box>
            <text:p text:style-name="P1"><text:span text:style-name="T4">static struct super_operations genericfs_super_operations = {</text:span></text:p>
            <text:p text:style-name="P1"><text:span text:style-name="T4"><text:s text:c="2"/></text:span><text:span text:style-name="T4">.alloc_inode <text:s text:c="2"/>= genericfs_alloc_inode,</text:span></text:p>
            <text:p text:style-name="P1"><text:span text:style-name="T4"><text:s text:c="2"/></text:span><text:span text:style-name="T4">.destroy_inode = genericfs_destroy_inode,</text:span></text:p>
            <text:p text:style-name="P1"><text:span text:style-name="T4"><text:s text:c="2"/></text:span><text:span text:style-name="T4">.read_inode <text:s text:c="3"/>= genericfs_read_inode,</text:span></text:p>
            <text:p text:style-name="P1"><text:span text:style-name="T4"><text:s text:c="2"/></text:span><text:span text:style-name="T4">.write_inode <text:s text:c="2"/>= genericfs_write_inode,</text:span></text:p>
            <text:p text:style-name="P1"><text:span text:style-name="T4"><text:s text:c="2"/></text:span><text:span text:style-name="T4">.delete_inode <text:s/>= genericfs_delete_inode,</text:span></text:p>
            <text:p text:style-name="P1"><text:span text:style-name="T4"><text:s text:c="2"/></text:span><text:span text:style-name="T4">.put_super <text:s text:c="4"/>= genericfs_put_super,</text:span></text:p>
            <text:p text:style-name="P1"><text:span text:style-name="T4"><text:s text:c="2"/></text:span><text:span text:style-name="T4">.statfs <text:s text:c="7"/>= genericfs_statfs</text:span></text:p>
            <text:p text:style-name="P1"><text:span text:style-name="T4">};</text:span></text:p>
            <text:p text:style-name="P1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uper Supplementary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File system specific, partition-wide data goes into a supplementary structure.</text:p>
              </text:list-item>
              <text:list-item>
                <text:p text:style-name="P1">The <text:span text:style-name="T5">super_block</text:span> structure contains a pointer to an instance of this structure.</text:p>
              </text:list-item>
            </text:list>
          </draw:text-box>
        </draw:frame>
        <draw:frame draw:style-name="gr4" draw:text-style-name="P6" draw:layer="layout" svg:width="23.786cm" svg:height="7.073cm" svg:x="2.249cm" svg:y="11.977cm">
          <draw:text-box>
            <text:p text:style-name="P1"><text:span text:style-name="T4">struct gfs_ssupplementary {</text:span></text:p>
            <text:p text:style-name="P1"><text:span text:style-name="T4"/></text:p>
            <text:p text:style-name="P1"><text:span text:style-name="T4"><text:s text:c="2"/></text:span><text:span text:style-name="T4">// Points at cache buffer containing super block.</text:span></text:p>
            <text:p text:style-name="P1"><text:span text:style-name="T4"><text:s text:c="2"/></text:span><text:span text:style-name="T4">struct buffer_head *super_buffer;</text:span></text:p>
            <text:p text:style-name="P1"><text:span text:style-name="T4"/></text:p>
            <text:p text:style-name="P1"><text:span text:style-name="T4"><text:s text:c="2"/></text:span><text:span text:style-name="T4">// Points at the gfs_super_block in the above buffer.</text:span></text:p>
            <text:p text:style-name="P1"><text:span text:style-name="T4"><text:s text:c="2"/></text:span><text:span text:style-name="T4">struct gfs_super_block *gsb;</text:span></text:p>
            <text:p text:style-name="P1"><text:span text:style-name="T4">};</text:span></text:p>
            <text:p text:style-name="P1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Allocating Supplementary Struct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When a super block is read, the supplementary structure must be allocated and filled.</text:p>
              </text:list-item>
              <text:list-item>
                <text:p text:style-name="P1">Function <text:span text:style-name="T5">kmalloc</text:span> is the kernel's general purpose memory allocator.</text:p>
                <text:list>
                  <text:list-item>
                    <text:p text:style-name="P1">Not many super supplementary objects needed.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3.786cm" svg:height="4.041cm" svg:x="2.249cm" svg:y="13.97cm">
          <draw:text-box>
            <text:p text:style-name="P1"><text:span text:style-name="T4">struct gfs_ssupplementary *super_sup;</text:span></text:p>
            <text:p text:style-name="P1"><text:span text:style-name="T4"/></text:p>
            <text:p text:style-name="P1"><text:span text:style-name="T4">super_sup = kmalloc(</text:span></text:p>
            <text:p text:style-name="P1"><text:span text:style-name="T4"><text:s text:c="8"/></text:span><text:span text:style-name="T4">GFP_KERNEL, sizeof(struct gfs_ssupplementary));</text:span></text:p>
            <text:p text:style-name="P1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Root Directory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When a partition is mounted:</text:p>
                <text:list>
                  <text:list-item>
                    <text:p text:style-name="P1">The super block is read.</text:p>
                  </text:list-item>
                  <text:list-item>
                    <text:p text:style-name="P1">The inode for the root directory is read.</text:p>
                  </text:list-item>
                </text:list>
              </text:list-item>
              <text:list-item>
                <text:p text:style-name="P1">Reading inodes requires that the appropriate super operation be implemented.</text:p>
                <text:list>
                  <text:list-item>
                    <text:p text:style-name="P1">This is <text:span text:style-name="T5">genericfs_read_inode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inodes</text:p>
          </draw:text-box>
        </draw:frame>
        <draw:rect draw:style-name="gr2" draw:text-style-name="P7" draw:layer="layout" svg:width="8.89cm" svg:height="12.7cm" svg:x="4.445cm" svg:y="5.08cm">
          <text:p/>
        </draw:rect>
        <draw:rect draw:style-name="gr2" draw:text-style-name="P7" draw:layer="layout" svg:width="7.62cm" svg:height="7.62cm" svg:x="5.08cm" svg:y="9.525cm">
          <text:p/>
        </draw:rect>
        <draw:rect draw:style-name="gr2" draw:text-style-name="P7" draw:layer="layout" svg:width="6.985cm" svg:height="5.715cm" svg:x="18.415cm" svg:y="12.7cm">
          <text:p/>
        </draw:rect>
        <draw:frame draw:style-name="gr4" draw:text-style-name="P8" draw:layer="layout" svg:width="8.579cm" svg:height="1.115cm" svg:x="18.302cm" svg:y="11.43cm">
          <draw:text-box>
            <text:p text:style-name="P1"><text:span text:style-name="T6">struct inode_operations</text:span></text:p>
          </draw:text-box>
        </draw:frame>
        <draw:frame draw:style-name="gr4" draw:text-style-name="P8" draw:layer="layout" svg:width="7.673cm" svg:height="1.115cm" svg:x="4.445cm" svg:y="3.81cm">
          <draw:text-box>
            <text:p text:style-name="P1"><text:span text:style-name="T6">struct gfs_inode_info</text:span></text:p>
          </draw:text-box>
        </draw:frame>
        <draw:frame draw:style-name="gr4" draw:text-style-name="P8" draw:layer="layout" svg:width="4.519cm" svg:height="1.115cm" svg:x="5.08cm" svg:y="8.255cm">
          <draw:text-box>
            <text:p text:style-name="P1"><text:span text:style-name="T6">struct inode</text:span></text:p>
          </draw:text-box>
        </draw:frame>
        <draw:line draw:style-name="gr5" draw:text-style-name="P9" draw:layer="layout" svg:x1="8.89cm" svg:y1="13.97cm" svg:x2="18.415cm" svg:y2="13.97cm">
          <text:p/>
        </draw:line>
        <draw:frame draw:style-name="gr4" draw:text-style-name="P10" draw:layer="layout" svg:width="6.632cm" svg:height="1.043cm" svg:x="5.433cm" svg:y="6.35cm">
          <draw:text-box>
            <text:p text:style-name="P1"><text:span text:style-name="T7">File system specific</text:span></text:p>
          </draw:text-box>
        </draw:frame>
        <draw:frame draw:style-name="gr4" draw:text-style-name="P10" draw:layer="layout" svg:width="5.722cm" svg:height="1.835cm" svg:x="5.715cm" svg:y="10.795cm">
          <draw:text-box>
            <text:p text:style-name="P1"><text:span text:style-name="T7">General data</text:span></text:p>
            <text:p text:style-name="P1"><text:span text:style-name="T7">used by the VFS</text:span></text:p>
          </draw:text-box>
        </draw:frame>
        <draw:frame draw:style-name="gr4" draw:text-style-name="P10" draw:layer="layout" svg:width="5.142cm" svg:height="1.835cm" svg:x="19.623cm" svg:y="14.04cm">
          <draw:text-box>
            <text:p text:style-name="P1"><text:span text:style-name="T7">Pointers to</text:span></text:p>
            <text:p text:style-name="P1"><text:span text:style-name="T7">inode metho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here Do inodes Come From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Before calling <text:span text:style-name="T5">genericfs_read_inode</text:span>, the kernel uses the <text:span text:style-name="T5">alloc_inode</text:span> super operation.</text:p>
              </text:list-item>
            </text:list>
          </draw:text-box>
        </draw:frame>
        <draw:frame draw:style-name="gr4" draw:text-style-name="P6" draw:layer="layout" svg:width="25.479cm" svg:height="10.105cm" svg:x="1.27cm" svg:y="8.945cm">
          <draw:text-box>
            <text:p text:style-name="P1"><text:span text:style-name="T4">struct inode *genericfs_alloc_inode(struct super_block *sb)</text:span></text:p>
            <text:p text:style-name="P1"><text:span text:style-name="T4">{</text:span></text:p>
            <text:p text:style-name="P1"><text:span text:style-name="T4"><text:s text:c="2"/></text:span><text:span text:style-name="T4">struct gfs_inode_info *gi;</text:span></text:p>
            <text:p text:style-name="P1"><text:span text:style-name="T4"/></text:p>
            <text:p text:style-name="P1"><text:span text:style-name="T4"><text:s text:c="2"/></text:span><text:span text:style-name="T4">ENTERED</text:span></text:p>
            <text:p text:style-name="P1"><text:span text:style-name="T4"><text:s text:c="2"/></text:span><text:span text:style-name="T4">gi = (struct gfs_inode_info *)</text:span></text:p>
            <text:p text:style-name="P1"><text:span text:style-name="T4"><text:s text:c="4"/></text:span><text:span text:style-name="T4">kmem_cache_alloc(gfs_icache, SLAB_KERNEL);</text:span></text:p>
            <text:p text:style-name="P1"><text:span text:style-name="T4"/></text:p>
            <text:p text:style-name="P1"><text:span text:style-name="T4"><text:s text:c="2"/></text:span><text:span text:style-name="T4">if (!gi)</text:span></text:p>
            <text:p text:style-name="P1"><text:span text:style-name="T4"><text:s text:c="4"/></text:span><text:span text:style-name="T4">return NULL;</text:span></text:p>
            <text:p text:style-name="P1"><text:span text:style-name="T4"/></text:p>
            <text:p text:style-name="P1"><text:span text:style-name="T4"><text:s text:c="2"/></text:span><text:span text:style-name="T4">return &amp;gi-&gt;vfs_inode;</text:span></text:p>
            <text:p text:style-name="P1"><text:span text:style-name="T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lab Cache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Many inodes are allocated.</text:p>
                <text:list>
                  <text:list-item>
                    <text:p text:style-name="P1">Faster to use a special cache that allocates and handles objects that are all the same size.</text:p>
                  </text:list-item>
                </text:list>
              </text:list-item>
              <text:list-item>
                <text:p text:style-name="P1">Kernel provides a “slab cache” service.</text:p>
                <text:list>
                  <text:list-item>
                    <text:p text:style-name="P1">Each slab cache created handles objects of a specific size.</text:p>
                  </text:list-item>
                  <text:list-item>
                    <text:p text:style-name="P1">Typically there are many such caches active at any one time; each for a different size.</text:p>
                  </text:list-item>
                </text:list>
              </text:list-item>
              <text:list-item>
                <text:p text:style-name="P1">File systems use slab caches for their inod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Creating a Slab Cache</text:p>
          </draw:text-box>
        </draw:frame>
        <draw:frame draw:style-name="gr4" draw:text-style-name="P6" draw:layer="layout" svg:width="27.595cm" svg:height="10.863cm" svg:x="0.405cm" svg:y="4.623cm">
          <draw:text-box>
            <text:p text:style-name="P1"><text:span text:style-name="T4">int init_module(void)</text:span></text:p>
            <text:p text:style-name="P1"><text:span text:style-name="T4">{</text:span></text:p>
            <text:p text:style-name="P1"><text:span text:style-name="T4"><text:s text:c="2"/></text:span><text:span text:style-name="T4">int flags = SLAB_RECLAIM_ACCOUNT | SLAB_MEM_SPREAD;</text:span></text:p>
            <text:p text:style-name="P1"><text:span text:style-name="T4"><text:s text:c="2"/></text:span><text:span text:style-name="T4">// ...</text:span></text:p>
            <text:p text:style-name="P1"><text:span text:style-name="T4"><text:s text:c="2"/></text:span><text:span text:style-name="T4">gfs_icache = kmem_cache_create("gfs_inode_cache",</text:span></text:p>
            <text:p text:style-name="P1"><text:span text:style-name="T4"><text:s text:c="4"/></text:span><text:span text:style-name="T4">sizeof(struct gfs_inode_info), 0, flags, init_once);</text:span></text:p>
            <text:p text:style-name="P1"><text:span text:style-name="T4"/></text:p>
            <text:p text:style-name="P1"><text:span text:style-name="T4"><text:s text:c="2"/></text:span><text:span text:style-name="T4">if (gfs_icache == 0) {</text:span></text:p>
            <text:p text:style-name="P1"><text:span text:style-name="T4"><text:s text:c="4"/></text:span><text:span text:style-name="T4">printk(KERN_ERR "GenericFS: can't allocate inode cache.\n");</text:span></text:p>
            <text:p text:style-name="P1"><text:span text:style-name="T4"><text:s text:c="4"/></text:span><text:span text:style-name="T4">return -ENOMEM;</text:span></text:p>
            <text:p text:style-name="P1"><text:span text:style-name="T4"><text:s text:c="2"/></text:span><text:span text:style-name="T4">}</text:span></text:p>
            <text:p text:style-name="P1"><text:span text:style-name="T4"><text:s text:c="2"/></text:span><text:span text:style-name="T4">// ...</text:span></text:p>
            <text:p text:style-name="P1"><text:span text:style-name="T4">}</text:span></text:p>
            <text:p text:style-name="P1"><text:span text:style-name="T4"/></text:p>
          </draw:text-box>
        </draw:frame>
        <draw:frame draw:style-name="gr4" draw:text-style-name="P6" draw:layer="layout" svg:width="14.472cm" svg:height="5.557cm" svg:x="0.635cm" svg:y="14.605cm">
          <draw:text-box>
            <text:p text:style-name="P1"><text:span text:style-name="T4">void cleanup_module(void)</text:span></text:p>
            <text:p text:style-name="P1"><text:span text:style-name="T4">{</text:span></text:p>
            <text:p text:style-name="P1"><text:span text:style-name="T4"><text:s text:c="2"/></text:span><text:span text:style-name="T4">// ...</text:span></text:p>
            <text:p text:style-name="P1"><text:span text:style-name="T4"><text:s text:c="2"/></text:span><text:span text:style-name="T4">kmem_cache_destroy(gfs_icache);</text:span></text:p>
            <text:p text:style-name="P1"><text:span text:style-name="T4"><text:s text:c="2"/></text:span><text:span text:style-name="T4">// ...</text:span></text:p>
            <text:p text:style-name="P1"><text:span text:style-name="T4">}</text:span></text:p>
            <text:p text:style-name="P1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Slab Cache Statu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The status of all slab caches is accessible via the “file” <text:span text:style-name="T5">/proc/slabinfo</text:span>.</text:p>
                <text:list>
                  <text:list-item>
                    <text:p text:style-name="P1">Below shows ext3 slab cache on an active system.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6.325cm" svg:height="1.009cm" svg:x="0.635cm" svg:y="10.795cm">
          <draw:text-box>
            <text:p text:style-name="P1"><text:span text:style-name="T4"># name <text:s text:c="12"/>active <text:s text:c="2"/>total <text:s text:c="3"/>size obj/slab pages/slab</text:span></text:p>
          </draw:text-box>
        </draw:frame>
        <draw:frame draw:style-name="gr4" draw:text-style-name="P6" draw:layer="layout" svg:width="23.362cm" svg:height="1.009cm" svg:x="1.403cm" svg:y="12.065cm">
          <draw:text-box>
            <text:p text:style-name="P1"><text:span text:style-name="T4">ext3_inode_cache 67308 <text:s text:c="3"/>85100 <text:s text:c="4"/>760 <text:s text:c="3"/>5 <text:s text:c="8"/>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1$Build-9399</meta:generator>
    <meta:creation-date>2007-10-19T10:13:55</meta:creation-date>
    <dc:creator>Peter Chapin</dc:creator>
    <dc:date>2009-11-16T12:13:26.13</dc:date>
    <dc:language>en-US</dc:language>
    <meta:editing-cycles>7</meta:editing-cycles>
    <meta:editing-duration>PT04H46M31S</meta:editing-duration>
    <meta:document-statistic meta:object-count="107"/>
    <meta:user-defined meta:name="Info 1"/>
    <meta:user-defined meta:name="Info 2"/>
    <meta:user-defined meta:name="Info 3"/>
    <meta:user-defined meta:name="Info 4"/>
  </office:meta>
</office:document-meta>
</file>